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62272861084671179" text:style-name="Outline">
        <text:list-item>
          <text:h text:style-name="P3" text:outline-level="1">expresiones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6-3-2018</text:p>
      <text:p text:style-name="Standard"/>
      <text:p text:style-name="P1">Programa:</text:p>
      <text:p text:style-name="P1"/>
      <text:p text:style-name="P1">Fuente:<text:tab/><text:tab/><text:a xlink:type="simple" xlink:href="https://pub.dartlang.org/packages/expressions" text:style-name="Internet_20_link" text:visited-style-name="Visited_20_Internet_20_Link">expresione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final s = "5+200.0/5*2-1";</text:p>
      <text:p text:style-name="Standard"><text:s text:c="2"/>Expression expression = Expression.parse(s);</text:p>
      <text:p text:style-name="Standard"><text:s text:c="2"/>final evaluator = const ExpressionEvaluator();</text:p>
      <text:p text:style-name="Standard"><text:s text:c="2"/>var r = evaluator.eval(expression, null);</text:p>
      <text:p text:style-name="Standard"><text:s text:c="2"/>print(r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26T11:52:35</meta:creation-date>
    <meta:editing-duration>PT3M6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14" meta:word-count="35" meta:character-count="317"/>
    <dc:date>2019-03-26T11:55:41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